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eterTreeModel.clearTestPl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MeterTreeModel.clearTestPlan( TestElement testPla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MeterTreeModel.removeNodeFromParent( JMeterTreeNode n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MeterTreeModel.addSubTree( HashTree subTree , JMeterTreeNode curr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JMeterTreeModel.getNodeOf( TestElement user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TreeModel.initTree( TestElement tp , TestElement w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MeterTreeModel.getTestPl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TreeModel.traverseAndFind( Class type , JMeterTreeNode node , List nodeLi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MeterTreeModel.getNodesOfType( Class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MeterTreeModel.JMeterTreeModel( TestElement tp , TestElement w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MeterTreeModel.getCurrentSubTree( JMeterTreeNode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MeterTreeModel.JMeterTree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TreeModel.traverseAndFind( TestElement userObject , JMeterTreeNode nod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MeterTreeModel.addComponent( TestElement component , JMeterTreeNode nod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JMeterTreeModel.JMeterTreeModel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